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automatic-styles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1" style:family="table-row">
      <style:table-row-properties style:min-row-height="0.508cm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1" style:family="table-row">
      <style:table-row-properties style:min-row-height="0.508cm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1" style:family="table-row">
      <style:table-row-properties style:min-row-height="0.508cm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2fb30" officeooo:paragraph-rsid="0002fb30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02fb3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061b11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02fb30" style:font-size-asian="12.25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02fb30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061b11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043bdd" officeooo:paragraph-rsid="00043bdd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061b11" officeooo:paragraph-rsid="00061b1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officeooo:rsid="001b77cb" officeooo:paragraph-rsid="00043bdd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02fb30" officeooo:paragraph-rsid="0002fb30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b77cb" officeooo:paragraph-rsid="0002fb30" style:font-size-asian="12.25pt" style:font-size-complex="14pt"/>
    </style:style>
    <style:style style:name="P12" style:family="paragraph" style:parent-style-name="Standard">
      <style:text-properties officeooo:paragraph-rsid="00061b11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2fb30" officeooo:paragraph-rsid="0002fb30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43bdd" officeooo:paragraph-rsid="00043bdd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61b11" officeooo:paragraph-rsid="00061b1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02fb30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061b1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032ee9" officeooo:paragraph-rsid="00032ee9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paragraph-rsid="0002fb30"/>
    </style:style>
    <style:style style:name="T1" style:family="text">
      <style:text-properties fo:font-variant="normal" fo:text-transform="none" style:font-name="Liberation Mono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eroku Commands</text:p>
      <text:p text:style-name="P1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Login using Heroku CLI</text:p>
          </table:table-cell>
        </table:table-row>
        <table:table-row>
          <table:table-cell table:style-name="Table4.A2" office:value-type="string">
            <text:p text:style-name="P7">heroku login</text:p>
          </table:table-cell>
        </table:table-row>
      </table:table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Push a subfolder of git repo to Heroku. Command has to be executed at the repo root level.</text:p>
          </table:table-cell>
        </table:table-row>
        <table:table-row>
          <table:table-cell table:style-name="Table1.A2" office:value-type="string">
            <text:p text:style-name="P19"><text:span text:style-name="Source_20_Text"><text:span text:style-name="T1">git subtree push --prefix &lt;subfolder&gt; heroku master</text:span></text:span></text:p>
          </table:table-cell>
        </table:table-row>
      </table:table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8">Information about Heroku app</text:p>
          </table:table-cell>
        </table:table-row>
        <table:table-row>
          <table:table-cell table:style-name="Table2.A2" office:value-type="string">
            <text:p text:style-name="P4">heroku info --app dashboard-flask-app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15">Open generated Heroku webpage</text:p>
          </table:table-cell>
        </table:table-row>
        <table:table-row>
          <table:table-cell table:style-name="Table6.A2" office:value-type="string">
            <text:p text:style-name="P8">heroku open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5"/>
          </table:table-cell>
        </table:table-row>
      </table:table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6"/>
          </table:table-cell>
        </table:table-row>
      </table:table>
      <text:p text:style-name="P1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6"/>
          </table:table-cell>
        </table:table-row>
      </table:table>
      <text:p text:style-name="P1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8:57:37.661543586</meta:creation-date>
    <dc:date>2023-02-12T15:26:36.108794224</dc:date>
    <meta:editing-duration>PT3H52M44S</meta:editing-duration>
    <meta:editing-cycles>5</meta:editing-cycles>
    <meta:generator>LibreOffice/7.3.7.2$Linux_X86_64 LibreOffice_project/30$Build-2</meta:generator>
    <meta:document-statistic meta:table-count="8" meta:image-count="0" meta:object-count="0" meta:page-count="1" meta:paragraph-count="9" meta:word-count="49" meta:character-count="295" meta:non-whitespace-character-count="257"/>
  </office:meta>
</office:document-meta>
</file>